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ea3" officeooo:paragraph-rsid="00144ea3"/>
    </style:style>
    <style:style style:name="P2" style:family="paragraph" style:parent-style-name="Standard">
      <style:text-properties officeooo:rsid="0016fbe1" officeooo:paragraph-rsid="0016fbe1"/>
    </style:style>
    <style:style style:name="P3" style:family="paragraph" style:parent-style-name="Standard">
      <style:text-properties fo:font-size="12pt" officeooo:rsid="00144ea3" officeooo:paragraph-rsid="00144ea3"/>
    </style:style>
    <style:style style:name="P4" style:family="paragraph" style:parent-style-name="Standard">
      <style:text-properties officeooo:rsid="001cf28a" officeooo:paragraph-rsid="001ef8cd"/>
    </style:style>
    <style:style style:name="P5" style:family="paragraph" style:parent-style-name="Standard">
      <style:text-properties fo:font-size="12pt" officeooo:rsid="00144ea3" officeooo:paragraph-rsid="00144ea3"/>
    </style:style>
    <style:style style:name="P6" style:family="paragraph" style:parent-style-name="Standard">
      <style:text-properties fo:font-size="12pt" officeooo:rsid="00144ea3" officeooo:paragraph-rsid="0023a67b"/>
    </style:style>
    <style:style style:name="P7" style:family="paragraph" style:parent-style-name="Standard">
      <style:text-properties officeooo:rsid="00149ef8" officeooo:paragraph-rsid="00144ea3"/>
    </style:style>
    <style:style style:name="T1" style:family="text">
      <style:text-properties officeooo:rsid="001c5348"/>
    </style:style>
    <style:style style:name="T2" style:family="text">
      <style:text-properties officeooo:rsid="001e96c3"/>
    </style:style>
    <style:style style:name="T3" style:family="text">
      <style:text-properties officeooo:rsid="001faeef"/>
    </style:style>
    <style:style style:name="T4" style:family="text">
      <style:text-properties officeooo:rsid="002309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ing:</text:p>
      <text:p text:style-name="P1"/>
      <text:p text:style-name="P3">Tensorflow:</text:p>
      <text:p text:style-name="P3"/>
      <text:p text:style-name="P6">Dropout 0.1, 0.2, 0.3, 0.4, 0.5, etc.</text:p>
      <text:p text:style-name="P1"/>
      <text:p text:style-name="P2">Local:</text:p>
      <text:p text:style-name="P2"/>
      <text:p text:style-name="P2">Normal for 1 layer, 20 <text:span text:style-name="T1">experiments</text:span> to count number of epochs needed – <text:span text:style-name="T4">done, output32, 31, 30 local</text:span></text:p>
      <text:p text:style-name="P1"/>
      <text:p text:style-name="P1">Todo:</text:p>
      <text:p text:style-name="P7"/>
      <text:p text:style-name="P4">MLP with 8 lay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0:07:37.787236417</meta:creation-date>
    <dc:date>2018-09-20T13:28:30.235320560</dc:date>
    <meta:editing-duration>PT22H4M48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32" meta:character-count="184" meta:non-whitespace-character-count="158"/>
  </office:meta>
</office:document-meta>
</file>